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InfoImpl.StubInfoImpl( DescribedInvocation stubbed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InfoImpl.stubbed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